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d93" officeooo:paragraph-rsid="001edd93"/>
    </style:style>
    <style:style style:name="P2" style:family="paragraph" style:parent-style-name="Standard">
      <style:text-properties officeooo:rsid="00206b5f" officeooo:paragraph-rsid="00206b5f"/>
    </style:style>
    <style:style style:name="P3" style:family="paragraph" style:parent-style-name="Standard">
      <style:text-properties officeooo:rsid="0020a230" officeooo:paragraph-rsid="0020a230"/>
    </style:style>
    <style:style style:name="P4" style:family="paragraph" style:parent-style-name="Standard">
      <style:text-properties officeooo:rsid="00211403" officeooo:paragraph-rsid="00211403"/>
    </style:style>
    <style:style style:name="P5" style:family="paragraph" style:parent-style-name="Standard">
      <style:text-properties officeooo:rsid="0022d4e5" officeooo:paragraph-rsid="0022d4e5"/>
    </style:style>
    <style:style style:name="P6" style:family="paragraph" style:parent-style-name="Standard">
      <style:text-properties officeooo:rsid="00241f34" officeooo:paragraph-rsid="00241f34"/>
    </style:style>
    <style:style style:name="P7" style:family="paragraph" style:parent-style-name="Standard">
      <style:text-properties officeooo:rsid="00260d6e" officeooo:paragraph-rsid="00260d6e"/>
    </style:style>
    <style:style style:name="P8" style:family="paragraph" style:parent-style-name="Standard">
      <style:text-properties officeooo:rsid="002694c0" officeooo:paragraph-rsid="002694c0"/>
    </style:style>
    <style:style style:name="P9" style:family="paragraph" style:parent-style-name="Standard">
      <style:text-properties officeooo:rsid="0020a230" officeooo:paragraph-rsid="0020a230"/>
    </style:style>
    <style:style style:name="P10" style:family="paragraph" style:parent-style-name="Standard">
      <style:text-properties officeooo:rsid="002749ee" officeooo:paragraph-rsid="002749ee"/>
    </style:style>
    <style:style style:name="P11" style:family="paragraph" style:parent-style-name="Standard">
      <style:text-properties officeooo:rsid="0022d4e5" officeooo:paragraph-rsid="0022d4e5"/>
    </style:style>
    <style:style style:name="P12" style:family="paragraph" style:parent-style-name="Standard">
      <style:text-properties officeooo:rsid="002773af" officeooo:paragraph-rsid="002773af"/>
    </style:style>
    <style:style style:name="P13" style:family="paragraph" style:parent-style-name="Standard">
      <style:text-properties officeooo:rsid="00281e88" officeooo:paragraph-rsid="00281e88"/>
    </style:style>
    <style:style style:name="P14" style:family="paragraph" style:parent-style-name="Standard">
      <style:text-properties officeooo:rsid="00211403" officeooo:paragraph-rsid="00211403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T1" style:family="text">
      <style:text-properties officeooo:rsid="002773af"/>
    </style:style>
    <style:style style:name="T2" style:family="text">
      <style:text-properties officeooo:rsid="00281e88"/>
    </style:style>
    <style:style style:name="T3" style:family="text">
      <style:text-properties officeooo:rsid="002845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. Aquí tienes una lista de <text:span text:style-name="Strong_20_Emphasis">temas clave existenciales</text:span> que suelen ser el eje de las grandes preguntas humanas. Estos temas representan los fundamentos de la búsqueda espiritual y filosófica a lo largo de la historia:</text:p>
      <text:p text:style-name="Horizontal_20_Line"/>
      <text:h text:style-name="Heading_20_3" text:outline-level="3">🧭 <text:span text:style-name="Strong_20_Emphasis">Temas Clave Existenciales</text:span></text:h>
      <text:list xml:id="list1480223915" text:style-name="L1">
        <text:list-item>
          <text:p text:style-name="P15"><text:span text:style-name="Strong_20_Emphasis">Dios / Lo divino</text:span></text:p>
          <text:list>
            <text:list-item>
              <text:p text:style-name="P15">¿Existe Dios?</text:p>
            </text:list-item>
            <text:list-item>
              <text:p text:style-name="P15">¿Qué o quién es Dios?</text:p>
            </text:list-item>
            <text:list-item>
              <text:p text:style-name="P15">¿Tiene voluntad, conciencia, intención?</text:p>
            </text:list-item>
          </text:list>
        </text:list-item>
        <text:list-item>
          <text:p text:style-name="P15"><text:span text:style-name="Strong_20_Emphasis">El origen</text:span></text:p>
          <text:list>
            <text:list-item>
              <text:p text:style-name="P15">¿De dónde venimos?</text:p>
            </text:list-item>
            <text:list-item>
              <text:p text:style-name="P15">¿Cómo comenzó la vida?</text:p>
            </text:list-item>
            <text:list-item>
              <text:p text:style-name="P15">¿Qué había antes del universo?</text:p>
            </text:list-item>
          </text:list>
        </text:list-item>
        <text:list-item>
          <text:p text:style-name="P15"><text:span text:style-name="Strong_20_Emphasis">La vida</text:span></text:p>
          <text:list>
            <text:list-item>
              <text:p text:style-name="P15">¿Qué es la vida?</text:p>
            </text:list-item>
            <text:list-item>
              <text:p text:style-name="P15">¿Por qué estamos vivos?</text:p>
            </text:list-item>
            <text:list-item>
              <text:p text:style-name="P15">¿Tiene sentido la vida?</text:p>
            </text:list-item>
          </text:list>
        </text:list-item>
        <text:list-item>
          <text:p text:style-name="P15"><text:span text:style-name="Strong_20_Emphasis">La muerte</text:span></text:p>
          <text:list>
            <text:list-item>
              <text:p text:style-name="P15">¿Qué pasa después de la muerte?</text:p>
            </text:list-item>
            <text:list-item>
              <text:p text:style-name="P15">¿Por qué morimos?</text:p>
            </text:list-item>
            <text:list-item>
              <text:p text:style-name="P15">¿Es el fin o una transición?</text:p>
            </text:list-item>
          </text:list>
        </text:list-item>
        <text:list-item>
          <text:p text:style-name="P15"><text:span text:style-name="Strong_20_Emphasis">La eternidad</text:span></text:p>
          <text:list>
            <text:list-item>
              <text:p text:style-name="P15">¿Existe algo eterno?</text:p>
            </text:list-item>
            <text:list-item>
              <text:p text:style-name="P15">¿Puede el alma o la conciencia perdurar?</text:p>
            </text:list-item>
            <text:list-item>
              <text:p text:style-name="P15">¿Qué significa vivir para siempre?</text:p>
            </text:list-item>
          </text:list>
        </text:list-item>
        <text:list-item>
          <text:p text:style-name="P15"><text:span text:style-name="Strong_20_Emphasis">El alma / El espíritu</text:span></text:p>
          <text:list>
            <text:list-item>
              <text:p text:style-name="P15">¿Tengo alma?</text:p>
            </text:list-item>
            <text:list-item>
              <text:p text:style-name="P15">¿Cuál es su naturaleza?</text:p>
            </text:list-item>
            <text:list-item>
              <text:p text:style-name="P15">¿Se separa del cuerpo?</text:p>
            </text:list-item>
          </text:list>
        </text:list-item>
        <text:list-item>
          <text:p text:style-name="P15"><text:span text:style-name="Strong_20_Emphasis">El propósito / La misión</text:span></text:p>
          <text:list>
            <text:list-item>
              <text:p text:style-name="P15"><text:soft-page-break/>¿Para qué estoy aquí?</text:p>
            </text:list-item>
            <text:list-item>
              <text:p text:style-name="P15">¿Tengo una tarea, un destino?</text:p>
            </text:list-item>
            <text:list-item>
              <text:p text:style-name="P15">¿Mi vida tiene dirección?</text:p>
            </text:list-item>
          </text:list>
        </text:list-item>
        <text:list-item>
          <text:p text:style-name="P15"><text:span text:style-name="Strong_20_Emphasis">La conciencia</text:span></text:p>
          <text:list>
            <text:list-item>
              <text:p text:style-name="P15">¿Qué es la conciencia?</text:p>
            </text:list-item>
            <text:list-item>
              <text:p text:style-name="P15">¿De dónde surge?</text:p>
            </text:list-item>
            <text:list-item>
              <text:p text:style-name="P15">¿Es parte del universo o algo separado?</text:p>
            </text:list-item>
          </text:list>
        </text:list-item>
        <text:list-item>
          <text:p text:style-name="P15"><text:span text:style-name="Strong_20_Emphasis">El conocimiento / La verdad</text:span></text:p>
          <text:list>
            <text:list-item>
              <text:p text:style-name="P15">¿Podemos conocer la verdad?</text:p>
            </text:list-item>
            <text:list-item>
              <text:p text:style-name="P15">¿Qué es el conocimiento verdadero?</text:p>
            </text:list-item>
            <text:list-item>
              <text:p text:style-name="P15">¿Hay límites a lo que podemos entender?</text:p>
            </text:list-item>
          </text:list>
        </text:list-item>
        <text:list-item>
          <text:p text:style-name="P15"><text:span text:style-name="Strong_20_Emphasis">El mal / El sufrimiento</text:span></text:p>
        </text:list-item>
      </text:list>
      <text:list xml:id="list4014911685" text:style-name="L2">
        <text:list-item>
          <text:p text:style-name="P16">¿Por qué existe el mal?</text:p>
        </text:list-item>
        <text:list-item>
          <text:p text:style-name="P16">¿Cuál es el propósito del sufrimiento?</text:p>
        </text:list-item>
        <text:list-item>
          <text:p text:style-name="P16">¿Cómo se justifica el dolor en un universo con inteligencia o divinidad?</text:p>
        </text:list-item>
      </text:list>
      <text:list xml:id="list3885480433" text:style-name="L3">
        <text:list-item>
          <text:p text:style-name="P17"><text:span text:style-name="Strong_20_Emphasis">La libertad / El destino</text:span></text:p>
        </text:list-item>
      </text:list>
      <text:list xml:id="list1936128290" text:style-name="L4">
        <text:list-item>
          <text:p text:style-name="P18">¿Somos libres o estamos determinados?</text:p>
        </text:list-item>
        <text:list-item>
          <text:p text:style-name="P18">¿Qué papel juega el azar?</text:p>
        </text:list-item>
        <text:list-item>
          <text:p text:style-name="P18">¿Podemos elegir nuestro camino?</text:p>
        </text:list-item>
      </text:list>
      <text:list xml:id="list2698690131" text:style-name="L5">
        <text:list-item>
          <text:p text:style-name="P19"><text:span text:style-name="Strong_20_Emphasis">La identidad</text:span></text:p>
        </text:list-item>
      </text:list>
      <text:list xml:id="list3879406831" text:style-name="L6">
        <text:list-item>
          <text:p text:style-name="P20">¿Quién soy?</text:p>
        </text:list-item>
        <text:list-item>
          <text:p text:style-name="P20">¿Soy mi cuerpo, mis pensamientos, o algo más?</text:p>
        </text:list-item>
        <text:list-item>
          <text:p text:style-name="P20">¿Hay una esencia inmutable en mí?</text:p>
        </text:list-item>
      </text:list>
      <text:list xml:id="list2603290200" text:style-name="L7">
        <text:list-item>
          <text:p text:style-name="P21"><text:span text:style-name="Strong_20_Emphasis">La unidad / La separación</text:span></text:p>
        </text:list-item>
      </text:list>
      <text:list xml:id="list4000952714" text:style-name="L8">
        <text:list-item>
          <text:p text:style-name="P22">¿Estoy separado del todo?</text:p>
        </text:list-item>
        <text:list-item>
          <text:p text:style-name="P22">¿Somos uno con el universo?</text:p>
        </text:list-item>
        <text:list-item>
          <text:p text:style-name="P22">¿Existe una inteligencia única que nos contiene?</text:p>
        </text:list-item>
      </text:list>
      <text:p text:style-name="Horizontal_20_Line"/>
      <text:p text:style-name="Text_20_body">¿Te gustaría que ahora distribuyamos estos temas clave a lo largo de los capítulos del libro, según lo que hemos trabajado hasta ahora? Puedo crear una tabla con eso.</text:p>
      <text:p text:style-name="P1"><text:soft-page-break/></text:p>
      <text:p text:style-name="P1">temas clave:</text:p>
      <text:p text:style-name="P1"/>
      <text:p text:style-name="P1"/>
      <text:p text:style-name="P1">dios</text:p>
      <text:p text:style-name="P1">el espiritu</text:p>
      <text:p text:style-name="P1">la vida eterna</text:p>
      <text:p text:style-name="P1">la mision</text:p>
      <text:p text:style-name="P1">el destino</text:p>
      <text:p text:style-name="P1"/>
      <text:p text:style-name="P2">mi lugar en el todo</text:p>
      <text:p text:style-name="P2"/>
      <text:p text:style-name="P3">-----------------------</text:p>
      <text:p text:style-name="P3"/>
      <text:p text:style-name="P3"/>
      <text:p text:style-name="P3">mensaje:</text:p>
      <text:p text:style-name="P3">- dios</text:p>
      <text:p text:style-name="P3">en la vida<text:span text:style-name="T2">, tal y como la describimos en nuestro modelo,</text:span> encontramos todas las caracteristicas que intuitivamente atribuimos a un dios.</text:p>
      <text:p text:style-name="P13">y resulta ser una divinidad de la que podemos probar su existencia.</text:p>
      <text:p text:style-name="P13">lo que nos tranquilizara.</text:p>
      <text:p text:style-name="P13"/>
      <text:p text:style-name="P3">la vida es el dios que intuimos<text:span text:style-name="T2"> que existe</text:span>.</text:p>
      <text:p text:style-name="P3">y yo soy parte de el.</text:p>
      <text:p text:style-name="P3"/>
      <text:p text:style-name="P3">- el espiritu</text:p>
      <text:p text:style-name="P3">lo que somos, lo que nos guia, lo que nos forma, lo que nos impulsa a cumplir nuestros objetivos, <text:span text:style-name="T2">nuestro espiritu, </text:span>es lo que esta escrito en el ADN.</text:p>
      <text:p text:style-name="P3">nuestra escencia, nosotros mismos.</text:p>
      <text:p text:style-name="P13">no mi conciencia. mi conciencia es solo una parte, un derivado de mi espiritu.</text:p>
      <text:p text:style-name="P13">El ADN,</text:p>
      <text:p text:style-name="P3">es el espiritu de la vida y el mio propio.</text:p>
      <text:p text:style-name="P3"/>
      <text:p text:style-name="P3"/>
      <text:p text:style-name="P3">- la vida eterna</text:p>
      <text:p text:style-name="P3">el ADN vive eternamente, el espiritu nunca muere, y yo dejo mi marca en el con mi descendencia.</text:p>
      <text:p text:style-name="P3">en el ADN mi espiritu vivira para siempre.</text:p>
      <text:p text:style-name="P3"/>
      <text:p text:style-name="P3">- la mision</text:p>
      <text:p text:style-name="P3">nacemos con una mision que esta definida por un conjunto reducido de instrucciones.</text:p>
      <text:p text:style-name="P3">el ciclo de vida.</text:p>
      <text:p text:style-name="P3">nos ha disenado una inteligencia superior, que no se equivoca.</text:p>
      <text:p text:style-name="P3">sus disenos son perfectos.</text:p>
      <text:p text:style-name="P3">tu mision es hacer un trabajo, para eso te ha disenado.</text:p>
      <text:p text:style-name="P10">la vida no comete errores.</text:p>
      <text:p text:style-name="P3">y tu trabajo ya lo has hecho.</text:p>
      <text:p text:style-name="P4">es estar aqui, ahora.</text:p>
      <text:p text:style-name="P4"/>
      <text:p text:style-name="P4"/>
      <text:p text:style-name="P5"><text:soft-page-break/>- el destino</text:p>
      <text:p text:style-name="P5">tu destino es el resultado de la suma de dos destinos diferentes.</text:p>
      <text:p text:style-name="P5">el que esta escrito, y el que tu elijas.</text:p>
      <text:p text:style-name="P5">en el ADN esta escrito lo que seras, es tu espiritu.</text:p>
      <text:p text:style-name="P5">y esta escrito en detalle, si seras un hombre o un arbol, una bacteria o un pajaro.</text:p>
      <text:p text:style-name="P5">no puedes cambiar eso, es lo que te ha tocado ser, y debes aceptarlo.</text:p>
      <text:p text:style-name="P5">esta escrito.</text:p>
      <text:p text:style-name="P5">y mientras cumples con lo que esta escrito, puedes elegir como vives tu vida.</text:p>
      <text:p text:style-name="P5">esa parte de tu destino la escribes tu.</text:p>
      <text:p text:style-name="P12">y es parte de tu trabajo.</text:p>
      <text:p text:style-name="P12"/>
      <text:p text:style-name="P5"/>
      <text:p text:style-name="P6">- mi lugar en el todo</text:p>
      <text:p text:style-name="P6"/>
      <text:p text:style-name="P7">el espiritu vive eternamente protegido por los individuos.</text:p>
      <text:p text:style-name="P7">protejo al espiritu en este <text:span text:style-name="T2">instante</text:span> y lo entrego al siguiente, como parte de una cadena infinita.</text:p>
      <text:p text:style-name="P7">yo le doy la vida eterna al espiritu, y el, a su vez, me da la vida eterna a mi, permitiendome incluirme en el y continuar el viaje con el.</text:p>
      <text:p text:style-name="P7">yo formo parte del espiritu, soy un instante en su vida.</text:p>
      <text:p text:style-name="P7">un paso en un camino que no termina.</text:p>
      <text:p text:style-name="P7">esta en mi mano dar el siguiente paso, yo elijo como, y solo yo puedo hacerlo.</text:p>
      <text:p text:style-name="P8">a traves de mi el espiritu piensa, explora, aprende, vive.</text:p>
      <text:p text:style-name="P8">yo soy el, hecho carne.</text:p>
      <text:p text:style-name="P8">el enviado, el elegido.</text:p>
      <text:p text:style-name="P8">el unico que puede hacer lo que debe ser hecho.</text:p>
      <text:p text:style-name="P8">el unico que puede convertir la existencia del ser en eterna.</text:p>
      <text:p text:style-name="P8">el puente que permite a una voluntad que solo existe en un universo <text:span text:style-name="T3">espiritual</text:span>, actuar en el universo material.</text:p>
      <text:p text:style-name="P8">mi existencia, alimenta su pensamiento, mi fugacidad, lo vuelve inmortal.</text:p>
      <text:p text:style-name="P8">soy su hijo, y soy el mismo.</text:p>
      <text:p text:style-name="P8"><text:span text:style-name="T1">una parte, y el todo, </text:span>un instante y la eternidad.</text:p>
      <text:p text:style-name="P8"/>
      <text:p text:style-name="P8"/>
      <text:p text:style-name="P7"/>
      <text:p text:style-name="P5"/>
      <text:p text:style-name="P4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11:10:23.788000000</meta:creation-date>
    <dc:date>2025-08-06T18:23:33.712000000</dc:date>
    <meta:editing-duration>PT29M50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114" meta:word-count="858" meta:character-count="4449" meta:non-whitespace-character-count="3757"/>
  </office:meta>
</office:document-meta>
</file>